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bdcb" officeooo:paragraph-rsid="001ebdcb" style:font-size-asian="15.75pt" style:font-size-complex="18pt"/>
    </style:style>
    <style:style style:name="P2" style:family="paragraph" style:parent-style-name="Standard">
      <style:text-properties fo:font-size="18pt" officeooo:rsid="0026abb2" officeooo:paragraph-rsid="0026abb2" style:font-size-asian="15.75pt" style:font-size-complex="18pt"/>
    </style:style>
    <style:style style:name="P3" style:family="paragraph" style:parent-style-name="Standard">
      <style:text-properties fo:font-size="18pt" officeooo:rsid="002ed99c" officeooo:paragraph-rsid="0026abb2" style:font-size-asian="15.75pt" style:font-size-complex="18pt"/>
    </style:style>
    <style:style style:name="P4" style:family="paragraph" style:parent-style-name="Standard">
      <style:text-properties fo:font-size="18pt" officeooo:rsid="00307a5a" officeooo:paragraph-rsid="00307a5a" style:font-size-asian="15.75pt" style:font-size-complex="18pt"/>
    </style:style>
    <style:style style:name="P5" style:family="paragraph" style:parent-style-name="Standard">
      <style:text-properties fo:font-size="18pt" officeooo:rsid="0038f3f0" officeooo:paragraph-rsid="0038f3f0" style:font-size-asian="15.75pt" style:font-size-complex="18pt"/>
    </style:style>
    <style:style style:name="P6" style:family="paragraph" style:parent-style-name="Standard">
      <style:text-properties fo:font-size="18pt" officeooo:rsid="004ea39b" officeooo:paragraph-rsid="004ea39b" style:font-size-asian="15.75pt" style:font-size-complex="18pt"/>
    </style:style>
    <style:style style:name="P7" style:family="paragraph" style:parent-style-name="Standard">
      <style:text-properties fo:font-size="18pt" officeooo:rsid="005b8680" officeooo:paragraph-rsid="005b8680" style:font-size-asian="15.75pt" style:font-size-complex="18pt"/>
    </style:style>
    <style:style style:name="P8" style:family="paragraph" style:parent-style-name="Standard">
      <style:text-properties fo:font-size="18pt" officeooo:rsid="005ebe3a" officeooo:paragraph-rsid="005ebe3a" style:font-size-asian="15.75pt" style:font-size-complex="18pt"/>
    </style:style>
    <style:style style:name="T1" style:family="text">
      <style:text-properties fo:font-size="28pt" fo:background-color="#ffff00" loext:char-shading-value="0" style:font-size-asian="28pt" style:font-size-complex="28pt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307a5a"/>
    </style:style>
    <style:style style:name="T4" style:family="text">
      <style:text-properties officeooo:rsid="004ea39b"/>
    </style:style>
    <style:style style:name="T5" style:family="text">
      <style:text-properties officeooo:rsid="005a01a3"/>
    </style:style>
    <style:style style:name="T6" style:family="text">
      <style:text-properties officeooo:rsid="005a01a3" fo:background-color="#3465a4" loext:char-shading-value="0"/>
    </style:style>
    <style:style style:name="T7" style:family="text">
      <style:text-properties officeooo:rsid="005a01a3" fo:background-color="#3465a4" loext:char-shading-value="0"/>
    </style:style>
    <style:style style:name="T8" style:family="text">
      <style:text-properties fo:font-size="36pt" officeooo:rsid="005a01a3" fo:background-color="#3465a4" loext:char-shading-value="0" style:font-size-asian="36pt" style:font-size-complex="36pt"/>
    </style:style>
    <style:style style:name="T9" style:family="text">
      <style:text-properties officeooo:rsid="005ebe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#ReactJS – 05 October 2021</text:span></text:p>
      <text:p text:style-name="P1"/>
      <text:p text:style-name="P2"><text:span text:style-name="T3"># </text:span>node js installation linux command:</text:p>
      <text:p text:style-name="P2"><text:tab/>sudo apt install nodejs</text:p>
      <text:p text:style-name="P3"><text:tab/></text:p>
      <text:p text:style-name="P3"><text:tab/>sudo apt install npm</text:p>
      <text:p text:style-name="P3"/>
      <text:p text:style-name="P4"><text:tab/><text:tab/><text:tab/><text:span text:style-name="T2"># Install vscode </text:span></text:p>
      <text:p text:style-name="P4"/>
      <text:p text:style-name="P4">First, update the packages index and install the dependencies by typing:</text:p>
      <text:p text:style-name="P4"/>
      <text:p text:style-name="P5">sudo apt update</text:p>
      <text:p text:style-name="P4">sudo apt install software-properties-common apt-transport-https wget</text:p>
      <text:p text:style-name="P4"/>
      <text:p text:style-name="P4">Next, import the Microsoft GPG key using the following <text:a xlink:type="simple" xlink:href="https://linuxize.com/post/wget-command-examples/" text:style-name="Internet_20_link" text:visited-style-name="Visited_20_Internet_20_Link">wget command</text:a> :</text:p>
      <text:p text:style-name="P4"/>
      <text:p text:style-name="P4">wget -q https://packages.microsoft.com/keys/microsoft.asc -O- | sudo apt-key add -</text:p>
      <text:p text:style-name="P4"/>
      <text:p text:style-name="P4">And enable the Visual Studio Code repository by typing:</text:p>
      <text:p text:style-name="P4"/>
      <text:p text:style-name="P4">sudo add-apt-repository "deb [arch=amd64] https://packages.microsoft.com/repos/vscode stable main"</text:p>
      <text:p text:style-name="P4"/>
      <text:p text:style-name="P4">Once the <text:a xlink:type="simple" xlink:href="https://linuxize.com/post/how-to-add-apt-repository-in-ubuntu/" text:style-name="Internet_20_link" text:visited-style-name="Visited_20_Internet_20_Link">apt repository is enabled</text:a> , install the latest version of Visual Studio Code with:</text:p>
      <text:p text:style-name="P4"/>
      <text:p text:style-name="P4"/>
      <text:p text:style-name="P4"><text:tab/><text:tab/><text:tab/>sudo apt <text:span text:style-name="T4">update</text:span></text:p>
      <text:p text:style-name="P6"><text:tab/><text:tab/><text:tab/>sudo apt install code</text:p>
      <text:p text:style-name="P6"><text:soft-page-break/>That’s it. Visual Studio Code has been installed on your Ubuntu desktop and you can start using it.</text:p>
      <text:p text:style-name="P6"/>
      <text:p text:style-name="P6"/>
      <text:p text:style-name="P6"><text:tab/><text:tab/><text:span text:style-name="T8">#CREATE REACT APP</text:span></text:p>
      <text:p text:style-name="P4"/>
      <text:p text:style-name="P7"># npx create-react-app hello-world</text:p>
      <text:p text:style-name="P7"># <text:span text:style-name="T9">cd hello-world</text:span></text:p>
      <text:p text:style-name="P8"># npm star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9:23:20.911682169</meta:creation-date>
    <meta:generator>LibreOffice/6.4.7.2$Linux_X86_64 LibreOffice_project/40$Build-2</meta:generator>
    <dc:date>2021-10-05T11:16:33.256483466</dc:date>
    <meta:editing-duration>PT1H42M49S</meta:editing-duration>
    <meta:editing-cycles>24</meta:editing-cycles>
    <meta:document-statistic meta:table-count="0" meta:image-count="0" meta:object-count="0" meta:page-count="2" meta:paragraph-count="21" meta:word-count="132" meta:character-count="902" meta:non-whitespace-character-count="772"/>
  </office:meta>
</office:document-meta>
</file>